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f7a" officeooo:paragraph-rsid="00160f7a"/>
    </style:style>
    <style:style style:name="P2" style:family="paragraph" style:parent-style-name="Standard">
      <style:text-properties fo:font-weight="bold" officeooo:rsid="00160f7a" officeooo:paragraph-rsid="00160f7a" style:font-weight-asian="bold" style:font-weight-complex="bold"/>
    </style:style>
    <style:style style:name="P3" style:family="paragraph" style:parent-style-name="Standard">
      <style:text-properties officeooo:rsid="0016f514" officeooo:paragraph-rsid="0016f514"/>
    </style:style>
    <style:style style:name="P4" style:family="paragraph" style:parent-style-name="Standard">
      <style:text-properties officeooo:rsid="001891bd" officeooo:paragraph-rsid="001891bd"/>
    </style:style>
    <style:style style:name="P5" style:family="paragraph" style:parent-style-name="Standard">
      <style:text-properties officeooo:rsid="001a1770" officeooo:paragraph-rsid="001a1770"/>
    </style:style>
    <style:style style:name="P6" style:family="paragraph" style:parent-style-name="Standard">
      <style:text-properties officeooo:rsid="001fb089" officeooo:paragraph-rsid="001fb089"/>
    </style:style>
    <style:style style:name="P7" style:family="paragraph" style:parent-style-name="Standard">
      <style:text-properties officeooo:rsid="00217e45" officeooo:paragraph-rsid="00217e45"/>
    </style:style>
    <style:style style:name="P8" style:family="paragraph" style:parent-style-name="Standard">
      <style:text-properties officeooo:rsid="002a414e" officeooo:paragraph-rsid="002a414e"/>
    </style:style>
    <style:style style:name="P9" style:family="paragraph" style:parent-style-name="Standard" style:list-style-name="L1">
      <style:text-properties officeooo:rsid="00160f7a" officeooo:paragraph-rsid="00160f7a"/>
    </style:style>
    <style:style style:name="P10" style:family="paragraph" style:parent-style-name="Standard" style:list-style-name="L2">
      <style:text-properties officeooo:rsid="0016f514" officeooo:paragraph-rsid="0016f514"/>
    </style:style>
    <style:style style:name="P11" style:family="paragraph" style:parent-style-name="Standard" style:list-style-name="L3">
      <style:text-properties officeooo:rsid="001891bd" officeooo:paragraph-rsid="001891bd"/>
    </style:style>
    <style:style style:name="P12" style:family="paragraph" style:parent-style-name="Standard" style:list-style-name="L4">
      <style:text-properties officeooo:rsid="001891bd" officeooo:paragraph-rsid="001891bd"/>
    </style:style>
    <style:style style:name="P13" style:family="paragraph" style:parent-style-name="Standard">
      <style:text-properties officeooo:rsid="002a414e" officeooo:paragraph-rsid="002a414e"/>
    </style:style>
    <style:style style:name="P14" style:family="paragraph" style:parent-style-name="Standard">
      <style:text-properties officeooo:rsid="002a5324" officeooo:paragraph-rsid="002a5324"/>
    </style:style>
    <style:style style:name="T1" style:family="text">
      <style:text-properties officeooo:rsid="0022fb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stituting Vertex Buffer for Texture Data</text:p>
      <text:p text:style-name="P1"/>
      <text:p text:style-name="P1">To account for the lack of geometry shaders in WebGL and OpenGL ES</text:p>
      <text:p text:style-name="P1"/>
      <text:p text:style-name="P1">Goals are:</text:p>
      <text:list xml:id="list2493980982" text:style-name="L1">
        <text:list-item>
          <text:p text:style-name="P9">compute normals on the fly </text:p>
        </text:list-item>
        <text:list-item>
          <text:p text:style-name="P9">compute normals while taking neighboring vertices into account (smooth lighting)</text:p>
        </text:list-item>
      </text:list>
      <text:p text:style-name="P1"/>
      <text:p text:style-name="P3">Requirements are:</text:p>
      <text:list xml:id="list4041677567" text:style-name="L2">
        <text:list-item>
          <text:p text:style-name="P10">being able to access the coordinates of any vertex in any order from the vertex shader</text:p>
        </text:list-item>
        <text:list-item>
          <text:p text:style-name="P10">knowing the other vertices form the current face being processed</text:p>
        </text:list-item>
        <text:list-item>
          <text:p text:style-name="P10">knowing which other faces are neighbors to a vertex</text:p>
        </text:list-item>
      </text:list>
      <text:p text:style-name="P3"/>
      <text:p text:style-name="P4">Steps:</text:p>
      <text:list xml:id="list4139174937" text:style-name="L3">
        <text:list-item>
          <text:p text:style-name="P11">Test storing vertex data in texture array (for plane example)</text:p>
        </text:list-item>
        <text:list-item>
          <text:p text:style-name="P11">Test if smooth lighting works (for plane example)</text:p>
        </text:list-item>
        <text:list-item>
          <text:p text:style-name="P11">Create “Face” class and save all existing geometry using this class</text:p>
        </text:list-item>
        <text:list-item>
          <text:p text:style-name="P11">Integrate face class into vertex shader</text:p>
        </text:list-item>
        <text:list-item>
          <text:p text:style-name="P11">Calculate normal by taking into account the normal of the current face and the neighboring faces </text:p>
        </text:list-item>
        <text:list-item>
          <text:p text:style-name="P11"/>
        </text:list-item>
      </text:list>
      <text:p text:style-name="P4"/>
      <text:p text:style-name="P4">“Face” Class:</text:p>
      <text:list xml:id="list1456687244" text:style-name="L4">
        <text:list-item>
          <text:p text:style-name="P12">Store vertex data in an array with no repeated vertices and with elements indexes (most efficient storage)</text:p>
        </text:list-item>
        <text:list-item>
          <text:p text:style-name="P12">Face class reads this array and splits the geometry into faces, each containing three vertices, which are unique and not repeated!</text:p>
        </text:list-item>
        <text:list-item>
          <text:p text:style-name="P12">Each face is assigned an identifier</text:p>
        </text:list-item>
        <text:list-item>
          <text:p text:style-name="P12">Each face also knows the identifiers of the neighboring faces</text:p>
        </text:list-item>
      </text:list>
      <text:p text:style-name="P1"/>
      <text:p text:style-name="P5">Using texture buffers to store vertex data:</text:p>
      <text:p text:style-name="P5"><text:a xlink:type="simple" xlink:href="https://acko.net/blog/yak-shading/" text:style-name="Internet_20_link" text:visited-style-name="Visited_20_Internet_20_Link">https://acko.net/blog/yak-shading/</text:a></text:p>
      <text:p text:style-name="P5"><text:a xlink:type="simple" xlink:href="https://www.khronos.org/opengl/wiki/Buffer_Texture" text:style-name="Internet_20_link" text:visited-style-name="Visited_20_Internet_20_Link">https://www.khronos.org/opengl/wiki/Buffer_Texture</text:a></text:p>
      <text:p text:style-name="P5"><text:a xlink:type="simple" xlink:href="https://www.khronos.org/opengl/wiki/Sampler_(GLSL)#Direct_texel_fetches" text:style-name="Internet_20_link" text:visited-style-name="Visited_20_Internet_20_Link">https://www.khronos.org/opengl/wiki/Sampler_(GLSL)#Direct_texel_fetches</text:a></text:p>
      <text:p text:style-name="P5"><text:a xlink:type="simple" xlink:href="https://stackoverflow.com/questions/21424968/what-is-the-purpose-of-opengl-texture-buffer-objects" text:style-name="Internet_20_link" text:visited-style-name="Visited_20_Internet_20_Link">https://stackoverflow.com/questions/21424968/what-is-the-purpose-of-opengl-texture-buffer-objects</text:a></text:p>
      <text:p text:style-name="P5"><text:a xlink:type="simple" xlink:href="https://www.khronos.org/registry/OpenGL-Refpages/gl4/html/glTexBuffer.xhtml" text:style-name="Internet_20_link" text:visited-style-name="Visited_20_Internet_20_Link">https://www.khronos.org/registry/OpenGL-Refpages/gl4/html/glTexBuffer.xhtml</text:a></text:p>
      <text:p text:style-name="P5"><text:a xlink:type="simple" xlink:href="https://forums.khronos.org/showthread.php/81276" text:style-name="Internet_20_link" text:visited-style-name="Visited_20_Internet_20_Link">https://forums.khronos.org/showthread.php/81276</text:a></text:p>
      <text:p text:style-name="P5"/>
      <text:p text:style-name="P5">Substitute for geometry shaders in WebGL:</text:p>
      <text:p text:style-name="P5"><text:a xlink:type="simple" xlink:href="https://www.khronos.org/opengl/wiki/Built-in_Variable_(GLSL" text:style-name="Internet_20_link" text:visited-style-name="Visited_20_Internet_20_Link">https://www.khronos.org/opengl/wiki/Built-in_Variable_(GLSL</text:a>)</text:p>
      <text:p text:style-name="P5"/>
      <text:p text:style-name="P6">Table of available API calls for each version:</text:p>
      <text:p text:style-name="P6"><text:a xlink:type="simple" xlink:href="http://web.eecs.umich.edu/~sugih/courses/eecs487/common/notes/APITables.xml" text:style-name="Internet_20_link" text:visited-style-name="Visited_20_Internet_20_Link">http://web.eecs.umich.edu/~sugih/courses/eecs487/common/notes/APITables.xml</text:a></text:p>
      <text:p text:style-name="P6"/>
      <text:p text:style-name="P7"><text:span text:style-name="T1">Emscripten</text:span>:</text:p>
      <text:p text:style-name="P7"><text:a xlink:type="simple" xlink:href="https://emscripten.org/docs/getting_started/downloads.html" text:style-name="Internet_20_link" text:visited-style-name="Visited_20_Internet_20_Link">https://emscripten.org/docs/getting_started/downloads.html</text:a></text:p>
      <text:p text:style-name="P7"><text:a xlink:type="simple" xlink:href="https://stackoverflow.com/questions/27668931/using-libraries-with-emscripten" text:style-name="Internet_20_link" text:visited-style-name="Visited_20_Internet_20_Link">https://stackoverflow.com/questions/27668931/using-libraries-with-emscripten</text:a></text:p>
      <text:p text:style-name="P7"><text:a xlink:type="simple" xlink:href="https://emscripten.org/docs/porting/multimedia_and_graphics/OpenGL-support.html" text:style-name="Internet_20_link" text:visited-style-name="Visited_20_Internet_20_Link">https://emscripten.org/docs/porting/multimedia_and_graphics/OpenGL-support.html</text:a></text:p>
      <text:p text:style-name="P7"><text:a xlink:type="simple" xlink:href="https://emscripten.org/docs/api_reference/emscripten.h.html?highlight=emscripten_set_main_loop#c.emscripten_set_main_loop" text:style-name="Internet_20_link" text:visited-style-name="Visited_20_Internet_20_Link">https://emscripten.org/docs/api_reference/emscripten.h.html?highlight=emscripten_set_main_loop#c.emscripten_set_main_loop</text:a></text:p>
      <text:p text:style-name="P7"><text:soft-page-break/><text:a xlink:type="simple" xlink:href="https://www.learnopengles.com/calling-opengl-from-c-on-the-web-by-using-emscripten-sharing-common-code-with-android-and-ios/" text:style-name="Internet_20_link" text:visited-style-name="Visited_20_Internet_20_Link">https://www.learnopengles.com/calling-opengl-from-c-on-the-web-by-using-emscripten-sharing-common-code-with-android-and-ios/</text:a></text:p>
      <text:p text:style-name="P7"><text:a xlink:type="simple" xlink:href="https://github.com/glfw/glfw/issues/1000" text:style-name="Internet_20_link" text:visited-style-name="Visited_20_Internet_20_Link">https://github.com/glfw/glfw/issues/1000</text:a></text:p>
      <text:p text:style-name="P7"/>
      <text:p text:style-name="P7"/>
      <text:p text:style-name="P8">WebGL extensions:</text:p>
      <text:p text:style-name="P8"><text:a xlink:type="simple" xlink:href="https://www.khronos.org/registry/webgl/extensions/" text:style-name="Internet_20_link" text:visited-style-name="Visited_20_Internet_20_Link">https://www.khronos.org/registry/webgl/extensions/</text:a></text:p>
      <text:p text:style-name="P8"/>
      <text:p text:style-name="P14">Linux containers for creating single file for executables:</text:p>
      <text:p text:style-name="P14">https://linuxcontainers.org/</text:p>
      <text:p text:style-name="P14">Doc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0:34:22.977741006</meta:creation-date>
    <dc:date>2019-02-17T00:33:16.678338012</dc:date>
    <meta:editing-duration>PT11H41M4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45" meta:character-count="2430" meta:non-whitespace-character-count="2241"/>
  </office:meta>
</office:document-meta>
</file>